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none" draw:fill="gradient" draw:fill-gradient-name="Gradient_5f_1" draw:shadow="hidden"/>
    </style:style>
    <style:style style:name="gr3" style:family="graphic" style:parent-style-name="standard">
      <style:graphic-properties draw:stroke="none" draw:fill="gradient" draw:fill-gradient-name="Gradient_5f_2" draw:shadow="hidden"/>
    </style:style>
    <style:style style:name="gr4" style:family="graphic" style:parent-style-name="standard">
      <style:graphic-properties draw:stroke="none" draw:fill="solid" draw:fill-color="#a57a2c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gradient" draw:fill-gradient-name="Gradient_5f_5" draw:shadow="hidden"/>
    </style:style>
    <style:style style:name="gr7" style:family="graphic" style:parent-style-name="standard">
      <style:graphic-properties draw:stroke="none" draw:fill="gradient" draw:fill-gradient-name="Gradient_5f_6" draw:shadow="hidden"/>
    </style:style>
    <style:style style:name="gr8" style:family="graphic" style:parent-style-name="standard">
      <style:graphic-properties draw:stroke="none" draw:fill="gradient" draw:fill-gradient-name="Gradient_5f_7" draw:shadow="hidden"/>
    </style:style>
    <style:style style:name="gr9" style:family="graphic" style:parent-style-name="standard">
      <style:graphic-properties draw:stroke="solid" svg:stroke-width="0.013cm" svg:stroke-color="#a57a2c" svg:stroke-opacity="100%" draw:stroke-linejoin="miter" draw:fill="none" fo:padding-top="0.131cm" fo:padding-bottom="0.131cm" fo:padding-left="0.256cm" fo:padding-right="0.256cm"/>
    </style:style>
    <style:style style:name="gr10" style:family="graphic" style:parent-style-name="standard">
      <style:graphic-properties draw:stroke="none" draw:fill="gradient" draw:fill-gradient-name="Gradient_5f_8" draw:shadow="hidden"/>
    </style:style>
    <style:style style:name="gr11" style:family="graphic" style:parent-style-name="standard">
      <style:graphic-properties draw:stroke="none" draw:fill="gradient" draw:fill-gradient-name="Gradient_5f_9" draw:shadow="hidden"/>
    </style:style>
    <style:style style:name="gr12" style:family="graphic" style:parent-style-name="standard">
      <style:graphic-properties draw:stroke="none" draw:fill="gradient" draw:fill-gradient-name="Gradient_5f_10" draw:shadow="hidden"/>
    </style:style>
    <style:style style:name="gr13" style:family="graphic" style:parent-style-name="standard">
      <style:graphic-properties draw:stroke="none" draw:fill="gradient" draw:fill-gradient-name="Gradient_5f_11" draw:shadow="hidden"/>
    </style:style>
    <style:style style:name="gr14" style:family="graphic" style:parent-style-name="standard">
      <style:graphic-properties draw:stroke="none" draw:fill="gradient" draw:fill-gradient-name="Gradient_5f_12" draw:shadow="hidden"/>
    </style:style>
    <style:style style:name="gr15" style:family="graphic" style:parent-style-name="standard">
      <style:graphic-properties draw:stroke="none" draw:fill="gradient" draw:fill-gradient-name="Gradient_5f_13" draw:shadow="hidden"/>
    </style:style>
    <style:style style:name="gr16" style:family="graphic" style:parent-style-name="standard">
      <style:graphic-properties draw:stroke="none" draw:fill="gradient" draw:fill-gradient-name="Gradient_5f_14" draw:shadow="hidden"/>
    </style:style>
    <style:style style:name="gr17" style:family="graphic" style:parent-style-name="standard">
      <style:graphic-properties draw:stroke="none" draw:fill="gradient" draw:fill-gradient-name="Gradient_5f_15" draw:shadow="hidden"/>
    </style:style>
    <style:style style:name="gr18" style:family="graphic" style:parent-style-name="standard">
      <style:graphic-properties draw:stroke="none" draw:fill="gradient" draw:fill-gradient-name="Gradient_5f_16" draw:shadow="hidden"/>
    </style:style>
    <style:style style:name="gr19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20" style:family="graphic" style:parent-style-name="standard">
      <style:graphic-properties draw:stroke="none" draw:fill="gradient" draw:fill-gradient-name="Gradient_5f_17" draw:shadow="hidden"/>
    </style:style>
    <style:style style:name="gr21" style:family="graphic" style:parent-style-name="standard">
      <style:graphic-properties draw:stroke="none" draw:fill="gradient" draw:fill-gradient-name="Gradient_5f_18" draw:shadow="hidden"/>
    </style:style>
    <style:style style:name="gr22" style:family="graphic" style:parent-style-name="standard">
      <style:graphic-properties draw:stroke="none" draw:fill="none" draw:textarea-vertical-align="middle" fo:min-height="0.416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none" draw:textarea-vertical-align="middle" fo:min-height="0.488cm" fo:padding-top="0.071cm" fo:padding-bottom="0.071cm" fo:padding-left="0.071cm" fo:padding-right="0.071cm"/>
    </style:style>
    <style:style style:name="gr24" style:family="graphic" style:parent-style-name="standard">
      <style:graphic-properties draw:stroke="none" draw:fill="gradient" draw:fill-gradient-name="Gradient_5f_19" draw:shadow="hidden"/>
    </style:style>
    <style:style style:name="gr25" style:family="graphic" style:parent-style-name="standard">
      <style:graphic-properties draw:stroke="none" draw:fill="gradient" draw:fill-gradient-name="Gradient_5f_20" draw:shadow="hidden"/>
    </style:style>
    <style:style style:name="gr26" style:family="graphic" style:parent-style-name="standard">
      <style:graphic-properties draw:stroke="none" draw:fill="gradient" draw:fill-gradient-name="Gradient_5f_21" draw:shadow="hidden"/>
    </style:style>
    <style:style style:name="gr27" style:family="graphic" style:parent-style-name="standard">
      <style:graphic-properties draw:stroke="none" draw:fill="gradient" draw:fill-gradient-name="Gradient_5f_22" draw:shadow="hidden"/>
    </style:style>
    <style:style style:name="gr28" style:family="graphic" style:parent-style-name="standard">
      <style:graphic-properties draw:stroke="none" draw:fill="gradient" draw:fill-gradient-name="Gradient_5f_23" draw:shadow="hidden"/>
    </style:style>
    <style:style style:name="gr29" style:family="graphic" style:parent-style-name="standard">
      <style:graphic-properties draw:stroke="none" draw:fill="gradient" draw:fill-gradient-name="Gradient_5f_24" draw:shadow="hidden"/>
    </style:style>
    <style:style style:name="gr30" style:family="graphic" style:parent-style-name="standard">
      <style:graphic-properties draw:stroke="none" draw:fill="none" draw:textarea-vertical-align="middle" fo:min-height="0.424cm" fo:padding-top="0.071cm" fo:padding-bottom="0.071cm" fo:padding-left="0.071cm" fo:padding-right="0.071cm"/>
    </style:style>
    <style:style style:name="gr31" style:family="graphic" style:parent-style-name="standard">
      <style:graphic-properties draw:stroke="none" draw:fill="none" draw:textarea-vertical-align="middle" fo:min-height="2.342cm" fo:padding-top="0.071cm" fo:padding-bottom="0.071cm" fo:padding-left="0.071cm" fo:padding-right="0.071cm"/>
    </style:style>
    <style:style style:name="gr32" style:family="graphic" style:parent-style-name="standard">
      <style:graphic-properties draw:stroke="none" draw:fill="none" draw:textarea-vertical-align="middle" fo:min-height="3.472cm" fo:padding-top="0.071cm" fo:padding-bottom="0.071cm" fo:padding-left="0.071cm" fo:padding-right="0.071cm"/>
    </style:style>
    <style:style style:name="gr33" style:family="graphic" style:parent-style-name="standard">
      <style:graphic-properties draw:stroke="none" draw:fill="none" draw:textarea-vertical-align="middle" fo:min-height="0.706cm" fo:padding-top="0.071cm" fo:padding-bottom="0.071cm" fo:padding-left="0.071cm" fo:padding-right="0.071cm"/>
    </style:style>
    <style:style style:name="gr34" style:family="graphic" style:parent-style-name="standard">
      <style:graphic-properties draw:stroke="solid" svg:stroke-width="0.009cm" svg:stroke-color="#000000" svg:stroke-opacity="100%" draw:stroke-linejoin="round" draw:fill="none" fo:padding-top="0.129cm" fo:padding-bottom="0.129cm" fo:padding-left="0.254cm" fo:padding-right="0.254cm"/>
    </style:style>
    <style:style style:name="gr35" style:family="graphic" style:parent-style-name="standard">
      <style:graphic-properties draw:stroke="none" draw:fill="none" draw:textarea-vertical-align="middle" fo:min-height="0.951cm" fo:padding-top="0.071cm" fo:padding-bottom="0.071cm" fo:padding-left="0.071cm" fo:padding-right="0.071cm"/>
    </style:style>
    <style:style style:name="gr36" style:family="graphic" style:parent-style-name="standard">
      <style:graphic-properties draw:stroke="none" draw:fill="gradient" draw:fill-gradient-name="Gradient_5f_3" draw:shadow="hidden"/>
    </style:style>
    <style:style style:name="gr37" style:family="graphic" style:parent-style-name="standard">
      <style:graphic-properties draw:stroke="none" draw:fill="gradient" draw:fill-gradient-name="Gradient_5f_4" draw:shadow="hidden"/>
    </style:style>
    <style:style style:name="gr38" style:family="graphic" style:parent-style-name="standard">
      <style:graphic-properties draw:stroke="none" draw:fill="none" draw:textarea-vertical-align="middle" fo:min-height="1.072cm" fo:padding-top="0.071cm" fo:padding-bottom="0.071cm" fo:padding-left="0.071cm" fo:padding-right="0.071cm"/>
    </style:style>
    <style:style style:name="gr39" style:family="graphic" style:parent-style-name="objectwithoutfill">
      <style:graphic-properties svg:stroke-color="#808080" draw:fill="none" draw:textarea-vertical-align="middle"/>
    </style:style>
    <style:style style:name="P1" style:family="paragraph">
      <style:text-properties style:font-name="Liberation Mono2" fo:font-size="12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  <style:text-properties style:font-name="Liberation Mono2"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20%" fo:text-align="start" fo:text-indent="0cm"/>
      <style:text-properties style:font-name="DejaVu Sans"/>
    </style:style>
    <style:style style:name="P5" style:family="paragraph">
      <style:paragraph-properties fo:margin-left="0cm" fo:margin-right="0cm" fo:margin-top="0cm" fo:margin-bottom="0cm" fo:line-height="120%" fo:text-align="start" fo:text-indent="0cm"/>
      <style:text-properties style:font-name="DejaVu Sans" fo:font-size="12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20%" fo:text-align="start" fo:text-indent="0cm"/>
      <style:text-properties fo:color="#7e0021"/>
    </style:style>
    <style:style style:name="P7" style:family="paragraph">
      <style:paragraph-properties fo:margin-left="0cm" fo:margin-right="0cm" fo:margin-top="0cm" fo:margin-bottom="0cm" fo:line-height="120%" fo:text-align="start" fo:text-indent="0cm"/>
      <style:text-properties fo:color="#7e0021" style:font-name="DejaVu Sans"/>
    </style:style>
    <style:style style:name="P8" style:family="paragraph">
      <style:paragraph-properties fo:text-align="center"/>
    </style:style>
    <style:style style:name="T1" style:family="text">
      <style:text-properties fo:color="#000000" style:font-name="Liberation Mono2" fo:font-size="12pt" style:font-name-asian="Calibri1" style:font-size-asian="18pt" style:font-name-complex="Calibri1" style:font-size-complex="18pt"/>
    </style:style>
    <style:style style:name="T2" style:family="text">
      <style:text-properties fo:color="#950000" style:font-name="Liberation Mono2" fo:font-size="12pt" style:font-name-asian="Calibri1" style:font-size-asian="18pt" style:font-name-complex="Calibri1" style:font-size-complex="18pt"/>
    </style:style>
    <style:style style:name="T3" style:family="text">
      <style:text-properties fo:color="#17355d" style:font-name="Liberation Mono2" fo:font-size="12pt" style:font-name-asian="Calibri1" style:font-size-asian="18pt" style:font-name-complex="Calibri1" style:font-size-complex="18pt"/>
    </style:style>
    <style:style style:name="T4" style:family="text">
      <style:text-properties fo:color="#ff3300" style:font-name="Liberation Mono2" fo:font-size="12pt" style:font-name-asian="Calibri1" style:font-size-asian="18pt" style:font-name-complex="Calibri1" style:font-size-complex="18pt"/>
    </style:style>
    <style:style style:name="T5" style:family="text">
      <style:text-properties fo:color="#0033cc" style:font-name="Liberation Mono2" fo:font-size="12pt" style:font-name-asian="Calibri1" style:font-size-asian="18pt" style:font-name-complex="Calibri1" style:font-size-complex="18pt"/>
    </style:style>
    <style:style style:name="T6" style:family="text">
      <style:text-properties fo:color="#00b050" style:font-name="Liberation Mono2" fo:font-size="12pt" style:font-name-asian="Calibri1" style:font-size-asian="18pt" style:font-name-complex="Calibri1" style:font-size-complex="18pt"/>
    </style:style>
    <style:style style:name="T7" style:family="text">
      <style:text-properties fo:color="#008000" style:font-name="Liberation Mono2" fo:font-size="12pt" style:font-name-asian="Calibri1" style:font-size-asian="18pt" style:font-name-complex="Calibri1" style:font-size-complex="18pt"/>
    </style:style>
    <style:style style:name="T8" style:family="text">
      <style:text-properties fo:color="#17355d" style:font-name="DejaVu Sans" fo:font-size="12pt" style:font-name-asian="Calibri1" style:font-size-asian="12pt" style:font-name-complex="Calibri1" style:font-size-complex="12pt"/>
    </style:style>
    <style:style style:name="T9" style:family="text">
      <style:text-properties fo:color="#ff3300" style:font-name="DejaVu Sans" fo:font-size="12pt" style:font-name-asian="Calibri1" style:font-size-asian="18pt" style:font-name-complex="Calibri1" style:font-size-complex="18pt"/>
    </style:style>
    <style:style style:name="T10" style:family="text">
      <style:text-properties fo:color="#008000" style:font-name="DejaVu Sans" fo:font-size="12pt" style:font-name-asian="Calibri1" style:font-size-asian="12pt" style:font-name-complex="Calibri1" style:font-size-complex="12pt"/>
    </style:style>
    <style:style style:name="T11" style:family="text">
      <style:text-properties fo:color="#0033cc" style:font-name="DejaVu Sans" fo:font-size="12pt" style:font-name-asian="Calibri1" style:font-size-asian="12pt" style:font-name-complex="Calibri1" style:font-size-complex="12pt"/>
    </style:style>
    <style:style style:name="T12" style:family="text">
      <style:text-properties fo:color="#00b050" style:font-name="DejaVu Sans" fo:font-size="12pt" style:font-name-asian="Calibri1" style:font-size-asian="12pt" style:font-name-complex="Calibri1" style:font-size-complex="12pt"/>
    </style:style>
    <style:style style:name="T13" style:family="text">
      <style:text-properties style:font-name="DejaVu Sans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path draw:style-name="gr1" draw:text-style-name="P1" draw:layer="layout" svg:width="1.085cm" svg:height="0.684cm" svg:x="0.749cm" svg:y="0.517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2" draw:text-style-name="P1" draw:layer="layout" svg:width="0.849cm" svg:height="0.657cm" svg:x="0.983cm" svg:y="0.517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<text:p/>
        </draw:path>
        <draw:path draw:style-name="gr3" draw:text-style-name="P1" draw:layer="layout" svg:width="1.08cm" svg:height="0.481cm" svg:x="0.749cm" svg:y="0.72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<text:p/>
        </draw:path>
        <draw:path draw:style-name="gr4" draw:text-style-name="P1" draw:layer="layout" svg:width="1.08cm" svg:height="0.477cm" svg:x="0.754cm" svg:y="0.711cm" svg:viewBox="0 0 1081 478" svg:d="M810 0h-792c-1 0-1 0-2 0-3 0-6 1-8 2-3 1-5 3-6 6-1 2-2 3-2 5 120-1 222-2 342-2 170 0 314 1 484 4 88 158 161 293 243 455-1 2-1 5-1 7 1 0 1 1 2 1s2-1 3-2c4-1 6-4 8-7 0-4-1-7-3-11l-231-441c-4-4-8-7-13-10-8-5-15-7-24-7z">
          <text:p/>
        </draw:path>
        <draw:path draw:style-name="gr1" draw:text-style-name="P1" draw:layer="layout" svg:width="1.08cm" svg:height="0.477cm" svg:x="0.749cm" svg:y="0.72cm" svg:viewBox="0 0 1081 478" svg:d="M810 0h-792c-1 0-1 0-2 0-3 0-6 1-8 2-3 1-5 3-6 6-1 2-2 3-2 5h829c84 161 155 296 240 457-1 2-1 4-1 7 1 0 1 1 2 1s2-1 3-2c4-1 6-4 8-7 0-4-1-7-3-11l-231-441c-4-5-8-9-13-12-6-4-12-5-19-5-2 0-3 0-5 0z">
          <text:p/>
        </draw:path>
        <draw:path draw:style-name="gr5" draw:text-style-name="P1" draw:layer="layout" svg:width="1.085cm" svg:height="0.684cm" svg:x="0.749cm" svg:y="0.517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1" draw:text-style-name="P1" draw:layer="layout" svg:width="1.085cm" svg:height="0.684cm" svg:x="3.065cm" svg:y="7.1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6" draw:text-style-name="P1" draw:layer="layout" svg:width="0.849cm" svg:height="0.657cm" svg:x="3.3cm" svg:y="7.11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<text:p/>
        </draw:path>
        <draw:path draw:style-name="gr7" draw:text-style-name="P1" draw:layer="layout" svg:width="1.08cm" svg:height="0.481cm" svg:x="3.065cm" svg:y="7.313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<text:p/>
        </draw:path>
        <draw:path draw:style-name="gr4" draw:text-style-name="P1" draw:layer="layout" svg:width="1.08cm" svg:height="0.477cm" svg:x="3.071cm" svg:y="7.304cm" svg:viewBox="0 0 1081 478" svg:d="M810 0h-792c-1 0-1 0-2 0-3 0-6 1-8 2-3 1-5 3-6 6-1 2-2 3-2 5 120-1 222-2 342-2 170 0 314 1 484 4 88 158 161 293 243 455-1 2-1 5-1 7 1 0 1 1 2 1s2-1 3-2c4-1 6-4 8-7 0-4-1-7-3-11l-231-441c-4-4-8-7-13-10-8-5-15-7-24-7z">
          <text:p/>
        </draw:path>
        <draw:path draw:style-name="gr1" draw:text-style-name="P1" draw:layer="layout" svg:width="1.08cm" svg:height="0.477cm" svg:x="3.066cm" svg:y="7.313cm" svg:viewBox="0 0 1081 478" svg:d="M810 0h-792c-1 0-1 0-2 0-3 0-6 1-8 2-3 1-5 3-6 6-1 2-2 3-2 5h829c84 161 155 296 240 457-1 2-1 4-1 7 1 0 1 1 2 1s2-1 3-2c4-1 6-4 8-7 0-4-1-7-3-11l-231-441c-4-5-8-9-13-12-6-4-12-5-19-5-2 0-3 0-5 0z">
          <text:p/>
        </draw:path>
        <draw:path draw:style-name="gr5" draw:text-style-name="P1" draw:layer="layout" svg:width="1.085cm" svg:height="0.684cm" svg:x="3.065cm" svg:y="7.1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1" draw:text-style-name="P1" draw:layer="layout" svg:width="0.977cm" svg:height="0.811cm" svg:x="3.147cm" svg:y="2.70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8" draw:text-style-name="P1" draw:layer="layout" svg:width="0.977cm" svg:height="0.782cm" svg:x="3.147cm" svg:y="2.702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3.147cm" svg:y="2.904cm" svg:viewBox="0 0 978 610" draw:points="0,0 0,610 978,610 978,0">
            <text:p/>
          </draw:polygon>
          <draw:polygon draw:style-name="gr9" draw:text-style-name="P1" draw:layer="layout" svg:width="0.977cm" svg:height="0.609cm" svg:x="3.147cm" svg:y="2.904cm" svg:viewBox="0 0 978 610" draw:points="0,0 0,610 978,610 978,0">
            <text:p/>
          </draw:polygon>
        </draw:g>
        <draw:polygon draw:style-name="gr10" draw:text-style-name="P1" draw:layer="layout" svg:width="0.955cm" svg:height="0.585cm" svg:x="3.149cm" svg:y="2.92cm" svg:viewBox="0 0 956 586" draw:points="0,586 956,586 956,0 0,0">
          <text:p/>
        </draw:polygon>
        <draw:path draw:style-name="gr5" draw:text-style-name="P1" draw:layer="layout" svg:width="0.977cm" svg:height="0.811cm" svg:x="3.147cm" svg:y="2.70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" draw:text-style-name="P1" draw:layer="layout" svg:width="0.977cm" svg:height="0.811cm" svg:x="3.147cm" svg:y="3.78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1" draw:text-style-name="P1" draw:layer="layout" svg:width="0.977cm" svg:height="0.782cm" svg:x="3.147cm" svg:y="3.782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3.147cm" svg:y="3.984cm" svg:viewBox="0 0 978 610" draw:points="0,0 0,610 978,610 978,0">
            <text:p/>
          </draw:polygon>
          <draw:polygon draw:style-name="gr9" draw:text-style-name="P1" draw:layer="layout" svg:width="0.977cm" svg:height="0.609cm" svg:x="3.147cm" svg:y="3.984cm" svg:viewBox="0 0 978 610" draw:points="0,0 0,610 978,610 978,0">
            <text:p/>
          </draw:polygon>
        </draw:g>
        <draw:polygon draw:style-name="gr12" draw:text-style-name="P1" draw:layer="layout" svg:width="0.955cm" svg:height="0.585cm" svg:x="3.149cm" svg:y="4cm" svg:viewBox="0 0 956 586" draw:points="0,586 956,586 956,0 0,0">
          <text:p/>
        </draw:polygon>
        <draw:path draw:style-name="gr5" draw:text-style-name="P1" draw:layer="layout" svg:width="0.977cm" svg:height="0.811cm" svg:x="3.147cm" svg:y="3.78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" draw:text-style-name="P1" draw:layer="layout" svg:width="0.977cm" svg:height="0.811cm" svg:x="3.147cm" svg:y="4.86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3" draw:text-style-name="P1" draw:layer="layout" svg:width="0.977cm" svg:height="0.782cm" svg:x="3.147cm" svg:y="4.862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3.147cm" svg:y="5.064cm" svg:viewBox="0 0 978 610" draw:points="0,0 0,610 978,610 978,0">
            <text:p/>
          </draw:polygon>
          <draw:polygon draw:style-name="gr9" draw:text-style-name="P1" draw:layer="layout" svg:width="0.977cm" svg:height="0.609cm" svg:x="3.147cm" svg:y="5.064cm" svg:viewBox="0 0 978 610" draw:points="0,0 0,610 978,610 978,0">
            <text:p/>
          </draw:polygon>
        </draw:g>
        <draw:polygon draw:style-name="gr14" draw:text-style-name="P1" draw:layer="layout" svg:width="0.955cm" svg:height="0.585cm" svg:x="3.149cm" svg:y="5.079cm" svg:viewBox="0 0 956 586" draw:points="0,586 956,586 956,0 0,0">
          <text:p/>
        </draw:polygon>
        <draw:path draw:style-name="gr5" draw:text-style-name="P1" draw:layer="layout" svg:width="0.977cm" svg:height="0.811cm" svg:x="3.147cm" svg:y="4.86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" draw:text-style-name="P1" draw:layer="layout" svg:width="0.977cm" svg:height="0.811cm" svg:x="3.147cm" svg:y="5.941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5" draw:text-style-name="P1" draw:layer="layout" svg:width="0.977cm" svg:height="0.782cm" svg:x="3.147cm" svg:y="5.941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3.147cm" svg:y="6.143cm" svg:viewBox="0 0 978 610" draw:points="0,0 0,610 978,610 978,0">
            <text:p/>
          </draw:polygon>
          <draw:polygon draw:style-name="gr9" draw:text-style-name="P1" draw:layer="layout" svg:width="0.977cm" svg:height="0.609cm" svg:x="3.147cm" svg:y="6.143cm" svg:viewBox="0 0 978 610" draw:points="0,0 0,610 978,610 978,0">
            <text:p/>
          </draw:polygon>
        </draw:g>
        <draw:polygon draw:style-name="gr16" draw:text-style-name="P1" draw:layer="layout" svg:width="0.955cm" svg:height="0.585cm" svg:x="3.149cm" svg:y="6.16cm" svg:viewBox="0 0 956 586" draw:points="0,586 956,586 956,0 0,0">
          <text:p/>
        </draw:polygon>
        <draw:path draw:style-name="gr5" draw:text-style-name="P1" draw:layer="layout" svg:width="0.977cm" svg:height="0.811cm" svg:x="3.147cm" svg:y="5.941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" draw:text-style-name="P1" draw:layer="layout" svg:width="1.085cm" svg:height="0.684cm" svg:x="4.228cm" svg:y="9.657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17" draw:text-style-name="P1" draw:layer="layout" svg:width="0.849cm" svg:height="0.657cm" svg:x="4.463cm" svg:y="9.657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<text:p/>
        </draw:path>
        <draw:path draw:style-name="gr18" draw:text-style-name="P1" draw:layer="layout" svg:width="1.08cm" svg:height="0.481cm" svg:x="4.228cm" svg:y="9.86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<text:p/>
        </draw:path>
        <draw:path draw:style-name="gr4" draw:text-style-name="P1" draw:layer="layout" svg:width="1.08cm" svg:height="0.477cm" svg:x="4.234cm" svg:y="9.851cm" svg:viewBox="0 0 1081 478" svg:d="M810 0h-792c-1 0-1 0-2 0-3 0-6 1-8 2-3 1-5 3-6 6-1 2-2 3-2 5 120-1 222-2 342-2 170 0 314 1 484 4 88 158 161 293 243 455-1 2-1 5-1 7 1 0 1 1 2 1s2-1 3-2c4-1 6-4 8-7 0-4-1-7-3-11l-231-441c-4-4-8-7-13-10-8-5-15-7-24-7z">
          <text:p/>
        </draw:path>
        <draw:path draw:style-name="gr1" draw:text-style-name="P1" draw:layer="layout" svg:width="1.08cm" svg:height="0.477cm" svg:x="4.229cm" svg:y="9.86cm" svg:viewBox="0 0 1081 478" svg:d="M810 0h-792c-1 0-1 0-2 0-3 0-6 1-8 2-3 1-5 3-6 6-1 2-2 3-2 5h829c84 161 155 296 240 457-1 2-1 4-1 7 1 0 1 1 2 1s2-1 3-2c4-1 6-4 8-7 0-4-1-7-3-11l-231-441c-4-5-8-9-13-12-6-4-12-5-19-5-2 0-3 0-5 0z">
          <text:p/>
        </draw:path>
        <draw:path draw:style-name="gr5" draw:text-style-name="P1" draw:layer="layout" svg:width="1.085cm" svg:height="0.684cm" svg:x="4.228cm" svg:y="9.657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g>
          <draw:polygon draw:style-name="gr1" draw:text-style-name="P1" draw:layer="layout" svg:width="1.012cm" svg:height="0.793cm" svg:x="4.382cm" svg:y="7.853cm" svg:viewBox="0 0 1013 794" draw:points="0,794 0,159 126,0 379,0 507,159 886,159 1013,320 1013,794">
            <text:p/>
          </draw:polygon>
          <draw:path draw:style-name="gr19" draw:text-style-name="P1" draw:layer="layout" svg:width="1.012cm" svg:height="0.793cm" svg:x="4.382cm" svg:y="7.853cm" svg:viewBox="0 0 1013 794" svg:d="M0 320h379l128-161M0 794v-635l126-159h253l128 159h379l127 161v474z">
            <text:p/>
          </draw:path>
        </draw:g>
        <draw:path draw:style-name="gr1" draw:text-style-name="P1" draw:layer="layout" svg:width="1.085cm" svg:height="0.684cm" svg:x="5.176cm" svg:y="12.51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20" draw:text-style-name="P1" draw:layer="layout" svg:width="0.849cm" svg:height="0.657cm" svg:x="5.41cm" svg:y="12.511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<text:p/>
        </draw:path>
        <draw:path draw:style-name="gr21" draw:text-style-name="P1" draw:layer="layout" svg:width="1.08cm" svg:height="0.481cm" svg:x="5.176cm" svg:y="12.714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<text:p/>
        </draw:path>
        <draw:path draw:style-name="gr4" draw:text-style-name="P1" draw:layer="layout" svg:width="1.08cm" svg:height="0.477cm" svg:x="5.181cm" svg:y="12.705cm" svg:viewBox="0 0 1081 478" svg:d="M810 0h-792c-1 0-1 0-2 0-3 0-6 1-8 2-3 1-5 3-6 6-1 2-2 3-2 5 120-1 222-2 342-2 170 0 314 1 484 4 88 158 161 293 243 455-1 2-1 5-1 7 1 0 1 1 2 1s2-1 3-2c4-1 6-4 8-7 0-4-1-7-3-11l-231-441c-4-4-8-7-13-10-8-5-15-7-24-7z">
          <text:p/>
        </draw:path>
        <draw:path draw:style-name="gr1" draw:text-style-name="P1" draw:layer="layout" svg:width="1.08cm" svg:height="0.477cm" svg:x="5.176cm" svg:y="12.714cm" svg:viewBox="0 0 1081 478" svg:d="M810 0h-792c-1 0-1 0-2 0-3 0-6 1-8 2-3 1-5 3-6 6-1 2-2 3-2 5h829c84 161 155 296 240 457-1 2-1 4-1 7 1 0 1 1 2 1s2-1 3-2c4-1 6-4 8-7 0-4-1-7-3-11l-231-441c-4-5-8-9-13-12-6-4-12-5-19-5-2 0-3 0-5 0z">
          <text:p/>
        </draw:path>
        <draw:path draw:style-name="gr5" draw:text-style-name="P1" draw:layer="layout" svg:width="1.085cm" svg:height="0.684cm" svg:x="5.176cm" svg:y="12.51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g>
          <draw:polygon draw:style-name="gr1" draw:text-style-name="P1" draw:layer="layout" svg:width="1.012cm" svg:height="0.793cm" svg:x="6.391cm" svg:y="13.207cm" svg:viewBox="0 0 1013 794" draw:points="0,794 0,159 126,0 379,0 507,159 886,159 1013,320 1013,794">
            <text:p/>
          </draw:polygon>
          <draw:path draw:style-name="gr19" draw:text-style-name="P1" draw:layer="layout" svg:width="1.012cm" svg:height="0.793cm" svg:x="6.391cm" svg:y="13.207cm" svg:viewBox="0 0 1013 794" svg:d="M0 320h379l128-161M0 794v-635l126-159h253l128 159h379l127 161v474z">
            <text:p/>
          </draw:path>
        </draw:g>
        <draw:g>
          <draw:polygon draw:style-name="gr1" draw:text-style-name="P1" draw:layer="layout" svg:width="1.012cm" svg:height="0.793cm" svg:x="5.286cm" svg:y="11.524cm" svg:viewBox="0 0 1013 794" draw:points="0,794 0,159 126,0 379,0 507,159 886,159 1013,320 1013,794">
            <text:p/>
          </draw:polygon>
          <draw:path draw:style-name="gr19" draw:text-style-name="P1" draw:layer="layout" svg:width="1.012cm" svg:height="0.793cm" svg:x="5.286cm" svg:y="11.524cm" svg:viewBox="0 0 1013 794" svg:d="M0 320h379l128-161M0 794v-635l126-159h253l128 159h379l127 161v474z">
            <text:p/>
          </draw:path>
        </draw:g>
        <draw:g>
          <draw:polygon draw:style-name="gr1" draw:text-style-name="P1" draw:layer="layout" svg:width="1.012cm" svg:height="0.793cm" svg:x="5.3cm" svg:y="10.607cm" svg:viewBox="0 0 1013 794" draw:points="0,794 0,159 126,0 379,0 507,159 886,159 1013,320 1013,794">
            <text:p/>
          </draw:polygon>
          <draw:path draw:style-name="gr19" draw:text-style-name="P1" draw:layer="layout" svg:width="1.012cm" svg:height="0.793cm" svg:x="5.3cm" svg:y="10.607cm" svg:viewBox="0 0 1013 794" svg:d="M0 320h379l128-161M0 794v-635l126-159h253l128 159h379l127 161v474z">
            <text:p/>
          </draw:path>
        </draw:g>
        <draw:frame draw:style-name="gr22" draw:text-style-name="P3" draw:layer="layout" svg:width="3.528cm" svg:height="0.63cm" svg:x="2cm" svg:y="0.624cm">
          <draw:text-box>
            <text:p text:style-name="P2"><text:span text:style-name="T1">Landingzone</text:span></text:p>
          </draw:text-box>
        </draw:frame>
        <draw:frame draw:style-name="gr22" draw:text-style-name="P3" draw:layer="layout" svg:width="3.528cm" svg:height="0.63cm" svg:x="3.082cm" svg:y="1.727cm">
          <draw:text-box>
            <text:p text:style-name="P2"><text:span text:style-name="T2">Data</text:span></text:p>
          </draw:text-box>
        </draw:frame>
        <draw:frame draw:style-name="gr23" draw:text-style-name="P3" draw:layer="layout" svg:width="3.528cm" svg:height="0.63cm" svg:x="4.281cm" svg:y="2.791cm">
          <draw:text-box>
            <text:p text:style-name="P2"><text:span text:style-name="T3">WeatherRadar</text:span></text:p>
          </draw:text-box>
        </draw:frame>
        <draw:frame draw:style-name="gr23" draw:text-style-name="P3" draw:layer="layout" svg:width="4.146cm" svg:height="0.63cm" svg:x="4.236cm" svg:y="3.873cm">
          <draw:text-box>
            <text:p text:style-name="P2"><text:span text:style-name="T3">MicrowaveLinks</text:span></text:p>
          </draw:text-box>
        </draw:frame>
        <draw:frame draw:style-name="gr22" draw:text-style-name="P3" draw:layer="layout" svg:width="3.528cm" svg:height="0.63cm" svg:x="4.187cm" svg:y="4.954cm">
          <draw:text-box>
            <text:p text:style-name="P2"><text:span text:style-name="T3">SCAN</text:span></text:p>
          </draw:text-box>
        </draw:frame>
        <draw:frame draw:style-name="gr23" draw:text-style-name="P3" draw:layer="layout" svg:width="5.084cm" svg:height="0.63cm" svg:x="4.191cm" svg:y="6.1cm">
          <draw:text-box>
            <text:p text:style-name="P2"><text:span text:style-name="T3">WaterSampleDataLab</text:span></text:p>
          </draw:text-box>
        </draw:frame>
        <draw:frame draw:style-name="gr22" draw:text-style-name="P3" draw:layer="layout" svg:width="3.528cm" svg:height="0.63cm" svg:x="4.272cm" svg:y="7.129cm">
          <draw:text-box>
            <text:p text:style-name="P2"><text:span text:style-name="T3">FloDar</text:span></text:p>
          </draw:text-box>
        </draw:frame>
        <draw:frame draw:style-name="gr22" draw:text-style-name="P3" draw:layer="layout" svg:width="3.528cm" svg:height="0.63cm" svg:x="5.444cm" svg:y="9.683cm">
          <draw:text-box>
            <text:p text:style-name="P2"><text:span text:style-name="T4">FloDar1</text:span></text:p>
          </draw:text-box>
        </draw:frame>
        <draw:frame draw:style-name="gr23" draw:text-style-name="P3" draw:layer="layout" svg:width="6.12cm" svg:height="0.63cm" svg:x="5.437cm" svg:y="8.037cm">
          <draw:text-box>
            <text:p text:style-name="P2"><text:span text:style-name="T5">sourceType_Metadata.xml</text:span></text:p>
          </draw:text-box>
        </draw:frame>
        <draw:frame draw:style-name="gr23" draw:text-style-name="P3" draw:layer="layout" svg:width="4.992cm" svg:height="0.63cm" svg:x="6.438cm" svg:y="10.692cm">
          <draw:text-box>
            <text:p text:style-name="P2"><text:span text:style-name="T6">conversionScript.r</text:span></text:p>
          </draw:text-box>
        </draw:frame>
        <draw:frame draw:style-name="gr22" draw:text-style-name="P3" draw:layer="layout" svg:width="4.562cm" svg:height="0.63cm" svg:x="6.391cm" svg:y="12.622cm">
          <draw:text-box>
            <text:p text:style-name="P2"><text:span text:style-name="T7">data</text:span></text:p>
          </draw:text-box>
        </draw:frame>
        <draw:frame draw:style-name="gr23" draw:text-style-name="P3" draw:layer="layout" svg:width="4.562cm" svg:height="0.63cm" svg:x="7.6cm" svg:y="13.358cm">
          <draw:text-box>
            <text:p text:style-name="P2"><text:span text:style-name="T7">data_FloDar1.csv</text:span></text:p>
          </draw:text-box>
        </draw:frame>
        <draw:frame draw:style-name="gr23" draw:text-style-name="P3" draw:layer="layout" svg:width="4.992cm" svg:height="0.63cm" svg:x="6.438cm" svg:y="11.684cm">
          <draw:text-box>
            <text:p text:style-name="P2"><text:span text:style-name="T7">DeviceMetadata.xml</text:span></text:p>
          </draw:text-box>
        </draw:frame>
        <draw:path draw:style-name="gr1" draw:text-style-name="P1" draw:layer="layout" svg:width="1.085cm" svg:height="0.684cm" svg:x="5.222cm" svg:y="13.91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24" draw:text-style-name="P1" draw:layer="layout" svg:width="0.849cm" svg:height="0.657cm" svg:x="5.457cm" svg:y="13.911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<text:p/>
        </draw:path>
        <draw:path draw:style-name="gr25" draw:text-style-name="P1" draw:layer="layout" svg:width="1.08cm" svg:height="0.481cm" svg:x="5.222cm" svg:y="14.114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<text:p/>
        </draw:path>
        <draw:path draw:style-name="gr4" draw:text-style-name="P1" draw:layer="layout" svg:width="1.08cm" svg:height="0.477cm" svg:x="5.228cm" svg:y="14.105cm" svg:viewBox="0 0 1081 478" svg:d="M810 0h-792c-1 0-1 0-2 0-3 0-6 1-8 2-3 1-5 3-6 6-1 2-2 3-2 5 120-1 222-2 342-2 170 0 314 1 484 4 88 158 161 293 243 455-1 2-1 5-1 7 1 0 1 1 2 1s2-1 3-2c4-1 6-4 8-7 0-4-1-7-3-11l-231-441c-4-4-8-7-13-10-8-5-15-7-24-7z">
          <text:p/>
        </draw:path>
        <draw:path draw:style-name="gr1" draw:text-style-name="P1" draw:layer="layout" svg:width="1.08cm" svg:height="0.477cm" svg:x="5.222cm" svg:y="14.114cm" svg:viewBox="0 0 1081 478" svg:d="M810 0h-792c-1 0-1 0-2 0-3 0-6 1-8 2-3 1-5 3-6 6-1 2-2 3-2 5h829c84 161 155 296 240 457-1 2-1 4-1 7 1 0 1 1 2 1s2-1 3-2c4-1 6-4 8-7 0-4-1-7-3-11l-231-441c-4-5-8-9-13-12-6-4-12-5-19-5-2 0-3 0-5 0z">
          <text:p/>
        </draw:path>
        <draw:path draw:style-name="gr5" draw:text-style-name="P1" draw:layer="layout" svg:width="1.085cm" svg:height="0.684cm" svg:x="5.222cm" svg:y="13.91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g>
          <draw:polygon draw:style-name="gr1" draw:text-style-name="P1" draw:layer="layout" svg:width="1.012cm" svg:height="0.793cm" svg:x="6.438cm" svg:y="14.607cm" svg:viewBox="0 0 1013 794" draw:points="0,794 0,159 126,0 379,0 507,159 886,159 1013,320 1013,794">
            <text:p/>
          </draw:polygon>
          <draw:path draw:style-name="gr19" draw:text-style-name="P1" draw:layer="layout" svg:width="1.012cm" svg:height="0.793cm" svg:x="6.438cm" svg:y="14.607cm" svg:viewBox="0 0 1013 794" svg:d="M0 320h379l128-161M0 794v-635l126-159h253l128 159h379l127 161v474z">
            <text:p/>
          </draw:path>
        </draw:g>
        <draw:frame draw:style-name="gr22" draw:text-style-name="P3" draw:layer="layout" svg:width="4.562cm" svg:height="0.63cm" svg:x="6.438cm" svg:y="14.008cm">
          <draw:text-box>
            <text:p text:style-name="P2"><text:span text:style-name="T7">rawData</text:span></text:p>
          </draw:text-box>
        </draw:frame>
        <draw:frame draw:style-name="gr22" draw:text-style-name="P3" draw:layer="layout" svg:width="4.562cm" svg:height="0.63cm" svg:x="7.638cm" svg:y="14.873cm">
          <draw:text-box>
            <text:p text:style-name="P2"><text:span text:style-name="T7">rawData.txt</text:span></text:p>
          </draw:text-box>
        </draw:frame>
        <draw:frame draw:style-name="gr22" draw:text-style-name="P3" draw:layer="layout" svg:width="3.528cm" svg:height="0.63cm" svg:x="5.424cm" svg:y="15.759cm">
          <draw:text-box>
            <text:p text:style-name="P2"><text:span text:style-name="T4">FloDar2</text:span></text:p>
          </draw:text-box>
        </draw:frame>
        <draw:path draw:style-name="gr1" draw:text-style-name="P1" draw:layer="layout" svg:width="0.977cm" svg:height="0.811cm" svg:x="4.276cm" svg:y="15.59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26" draw:text-style-name="P1" draw:layer="layout" svg:width="0.977cm" svg:height="0.782cm" svg:x="4.277cm" svg:y="15.59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4.276cm" svg:y="15.792cm" svg:viewBox="0 0 978 610" draw:points="0,0 0,610 978,610 978,0">
            <text:p/>
          </draw:polygon>
          <draw:polygon draw:style-name="gr9" draw:text-style-name="P1" draw:layer="layout" svg:width="0.977cm" svg:height="0.609cm" svg:x="4.276cm" svg:y="15.792cm" svg:viewBox="0 0 978 610" draw:points="0,0 0,610 978,610 978,0">
            <text:p/>
          </draw:polygon>
        </draw:g>
        <draw:polygon draw:style-name="gr27" draw:text-style-name="P1" draw:layer="layout" svg:width="0.955cm" svg:height="0.585cm" svg:x="4.279cm" svg:y="15.808cm" svg:viewBox="0 0 956 586" draw:points="0,586 956,586 956,0 0,0">
          <text:p/>
        </draw:polygon>
        <draw:path draw:style-name="gr5" draw:text-style-name="P1" draw:layer="layout" svg:width="0.977cm" svg:height="0.811cm" svg:x="4.276cm" svg:y="15.59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frame draw:style-name="gr22" draw:text-style-name="P3" draw:layer="layout" svg:width="3.528cm" svg:height="0.63cm" svg:x="5.448cm" svg:y="16.81cm">
          <draw:text-box>
            <text:p text:style-name="P2"><text:span text:style-name="T4">FloDar3</text:span></text:p>
          </draw:text-box>
        </draw:frame>
        <draw:path draw:style-name="gr1" draw:text-style-name="P1" draw:layer="layout" svg:width="0.977cm" svg:height="0.811cm" svg:x="4.312cm" svg:y="16.6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28" draw:text-style-name="P1" draw:layer="layout" svg:width="0.977cm" svg:height="0.782cm" svg:x="4.312cm" svg:y="16.62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4.312cm" svg:y="16.822cm" svg:viewBox="0 0 978 610" draw:points="0,0 0,610 978,610 978,0">
            <text:p/>
          </draw:polygon>
          <draw:polygon draw:style-name="gr9" draw:text-style-name="P1" draw:layer="layout" svg:width="0.977cm" svg:height="0.609cm" svg:x="4.312cm" svg:y="16.822cm" svg:viewBox="0 0 978 610" draw:points="0,0 0,610 978,610 978,0">
            <text:p/>
          </draw:polygon>
        </draw:g>
        <draw:polygon draw:style-name="gr29" draw:text-style-name="P1" draw:layer="layout" svg:width="0.955cm" svg:height="0.585cm" svg:x="4.314cm" svg:y="16.838cm" svg:viewBox="0 0 956 586" draw:points="0,586 956,586 956,0 0,0">
          <text:p/>
        </draw:polygon>
        <draw:path draw:style-name="gr5" draw:text-style-name="P1" draw:layer="layout" svg:width="0.977cm" svg:height="0.811cm" svg:x="4.312cm" svg:y="16.6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frame draw:style-name="gr30" draw:text-style-name="P4" draw:layer="layout" svg:width="12.154cm" svg:height="0.639cm" svg:x="12.874cm" svg:y="4.369cm">
          <draw:text-box>
            <text:p text:style-name="P2"><text:span text:style-name="T8">Separate folder for each source type</text:span></text:p>
          </draw:text-box>
        </draw:frame>
        <draw:frame draw:style-name="gr31" draw:text-style-name="P5" draw:layer="layout" svg:width="8.763cm" svg:height="2.484cm" svg:x="12.874cm" svg:y="15.621cm">
          <draw:text-box>
            <text:p text:style-name="P2"><text:span text:style-name="T9">Use Separate folder for each instance (physical device/location/setting)</text:span></text:p>
          </draw:text-box>
        </draw:frame>
        <draw:frame draw:style-name="gr32" draw:text-style-name="P4" draw:layer="layout" svg:width="10cm" svg:height="3.614cm" svg:x="12.874cm" svg:y="11.743cm">
          <draw:text-box>
            <text:p text:style-name="P2"><text:span text:style-name="T10">Each source instance has it own metadata file, a “data” and a “rawData” folder. “rawData” contains the original data, which will be automatically converted in a standardized format and temporarily saved in</text:span><text:span text:style-name="T10"><text:line-break/></text:span><text:span text:style-name="T10">“data”.</text:span></text:p>
          </draw:text-box>
        </draw:frame>
        <draw:frame draw:style-name="gr33" draw:text-style-name="P4" draw:layer="layout" svg:width="7.7cm" svg:height="0.848cm" svg:x="12.874cm" svg:y="7.866cm">
          <draw:text-box>
            <text:p text:style-name="P2"><text:span text:style-name="T11">Each source type has metadata </text:span></text:p>
          </draw:text-box>
        </draw:frame>
        <draw:line draw:style-name="gr34" draw:text-style-name="P1" draw:layer="layout" svg:x1="6.437cm" svg:y1="11.007cm" svg:x2="6.313cm" svg:y2="11.007cm">
          <text:p/>
        </draw:line>
        <draw:frame draw:style-name="gr35" draw:text-style-name="P4" draw:layer="layout" svg:width="14.9cm" svg:height="1.234cm" svg:x="12.874cm" svg:y="10.142cm">
          <draw:text-box>
            <text:p text:style-name="P2"><text:span text:style-name="T12">Each source has its own conversion script which will be used to convert all raw files of the same source</text:span></text:p>
          </draw:text-box>
        </draw:frame>
        <draw:g>
          <draw:path draw:style-name="gr1" draw:text-style-name="P1" draw:layer="layout" svg:width="1.085cm" svg:height="0.684cm" svg:x="1.866cm" svg:y="1.66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  <text:p/>
          </draw:path>
          <draw:path draw:style-name="gr36" draw:text-style-name="P1" draw:layer="layout" svg:width="0.849cm" svg:height="0.657cm" svg:x="2.101cm" svg:y="1.661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  <text:p/>
          </draw:path>
          <draw:path draw:style-name="gr37" draw:text-style-name="P1" draw:layer="layout" svg:width="1.08cm" svg:height="0.481cm" svg:x="1.866cm" svg:y="1.864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  <text:p/>
          </draw:path>
          <draw:path draw:style-name="gr4" draw:text-style-name="P1" draw:layer="layout" svg:width="1.08cm" svg:height="0.477cm" svg:x="1.872cm" svg:y="1.855cm" svg:viewBox="0 0 1081 478" svg:d="M810 0h-792c-1 0-1 0-2 0-3 0-6 1-8 2-3 1-5 3-6 6-1 2-2 3-2 5 120-1 222-2 342-2 170 0 314 1 484 4 88 158 161 293 243 455-1 2-1 5-1 7 1 0 1 1 2 1s2-1 3-2c4-1 6-4 8-7 0-4-1-7-3-11l-231-441c-4-4-8-7-13-10-8-5-15-7-24-7z">
            <text:p/>
          </draw:path>
          <draw:path draw:style-name="gr1" draw:text-style-name="P1" draw:layer="layout" svg:width="1.08cm" svg:height="0.477cm" svg:x="1.866cm" svg:y="1.864cm" svg:viewBox="0 0 1081 478" svg:d="M810 0h-792c-1 0-1 0-2 0-3 0-6 1-8 2-3 1-5 3-6 6-1 2-2 3-2 5h829c84 161 155 296 240 457-1 2-1 4-1 7 1 0 1 1 2 1s2-1 3-2c4-1 6-4 8-7 0-4-1-7-3-11l-231-441c-4-5-8-9-13-12-6-4-12-5-19-5-2 0-3 0-5 0z">
            <text:p/>
          </draw:path>
          <draw:path draw:style-name="gr5" draw:text-style-name="P1" draw:layer="layout" svg:width="1.085cm" svg:height="0.684cm" svg:x="1.866cm" svg:y="1.66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  <text:p/>
          </draw:path>
          <draw:path draw:style-name="gr1" draw:text-style-name="P1" draw:layer="layout" svg:width="1.08cm" svg:height="0.477cm" svg:x="1.866cm" svg:y="1.864cm" svg:viewBox="0 0 1081 478" svg:d="M810 0h-792c-1 0-1 0-2 0-3 0-6 1-8 2-3 1-5 3-6 6-1 2-2 3-2 5h829c84 161 155 296 240 457-1 2-1 4-1 7 1 0 1 1 2 1s2-1 3-2c4-1 6-4 8-7 0-4-1-7-3-11l-231-441c-4-5-8-9-13-12-6-4-12-5-19-5-2 0-3 0-5 0z">
            <text:p/>
          </draw:path>
        </draw:g>
        <draw:frame draw:style-name="gr22" draw:text-style-name="P3" draw:layer="layout" svg:width="3.528cm" svg:height="0.63cm" svg:x="3.076cm" svg:y="18.42cm">
          <draw:text-box>
            <text:p text:style-name="P2"><text:span text:style-name="T2">Site</text:span></text:p>
          </draw:text-box>
        </draw:frame>
        <draw:g>
          <draw:path draw:style-name="gr1" draw:text-style-name="P1" draw:layer="layout" svg:width="1.085cm" svg:height="0.684cm" svg:x="1.86cm" svg:y="18.354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  <text:p/>
          </draw:path>
          <draw:path draw:style-name="gr36" draw:text-style-name="P1" draw:layer="layout" svg:width="0.849cm" svg:height="0.657cm" svg:x="2.095cm" svg:y="18.354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  <text:p/>
          </draw:path>
          <draw:path draw:style-name="gr37" draw:text-style-name="P1" draw:layer="layout" svg:width="1.08cm" svg:height="0.481cm" svg:x="1.86cm" svg:y="18.557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  <text:p/>
          </draw:path>
          <draw:path draw:style-name="gr4" draw:text-style-name="P1" draw:layer="layout" svg:width="1.08cm" svg:height="0.477cm" svg:x="1.866cm" svg:y="18.548cm" svg:viewBox="0 0 1081 478" svg:d="M810 0h-792c-1 0-1 0-2 0-3 0-6 1-8 2-3 1-5 3-6 6-1 2-2 3-2 5 120-1 222-2 342-2 170 0 314 1 484 4 88 158 161 293 243 455-1 2-1 5-1 7 1 0 1 1 2 1s2-1 3-2c4-1 6-4 8-7 0-4-1-7-3-11l-231-441c-4-4-8-7-13-10-8-5-15-7-24-7z">
            <text:p/>
          </draw:path>
          <draw:path draw:style-name="gr1" draw:text-style-name="P1" draw:layer="layout" svg:width="1.08cm" svg:height="0.477cm" svg:x="1.86cm" svg:y="18.557cm" svg:viewBox="0 0 1081 478" svg:d="M810 0h-792c-1 0-1 0-2 0-3 0-6 1-8 2-3 1-5 3-6 6-1 2-2 3-2 5h829c84 161 155 296 240 457-1 2-1 4-1 7 1 0 1 1 2 1s2-1 3-2c4-1 6-4 8-7 0-4-1-7-3-11l-231-441c-4-5-8-9-13-12-6-4-12-5-19-5-2 0-3 0-5 0z">
            <text:p/>
          </draw:path>
          <draw:path draw:style-name="gr5" draw:text-style-name="P1" draw:layer="layout" svg:width="1.085cm" svg:height="0.684cm" svg:x="1.86cm" svg:y="18.354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  <text:p/>
          </draw:path>
          <draw:path draw:style-name="gr1" draw:text-style-name="P1" draw:layer="layout" svg:width="1.08cm" svg:height="0.477cm" svg:x="1.86cm" svg:y="18.557cm" svg:viewBox="0 0 1081 478" svg:d="M810 0h-792c-1 0-1 0-2 0-3 0-6 1-8 2-3 1-5 3-6 6-1 2-2 3-2 5h829c84 161 155 296 240 457-1 2-1 4-1 7 1 0 1 1 2 1s2-1 3-2c4-1 6-4 8-7 0-4-1-7-3-11l-231-441c-4-5-8-9-13-12-6-4-12-5-19-5-2 0-3 0-5 0z">
            <text:p/>
          </draw:path>
        </draw:g>
        <draw:frame draw:style-name="gr22" draw:text-style-name="P3" draw:layer="layout" svg:width="3.528cm" svg:height="0.63cm" svg:x="3.07cm" svg:y="26.736cm">
          <draw:text-box>
            <text:p text:style-name="P2"><text:span text:style-name="T2">DataTempMulti</text:span></text:p>
          </draw:text-box>
        </draw:frame>
        <draw:g>
          <draw:path draw:style-name="gr1" draw:text-style-name="P1" draw:layer="layout" svg:width="1.085cm" svg:height="0.684cm" svg:x="1.854cm" svg:y="26.67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  <text:p/>
          </draw:path>
          <draw:path draw:style-name="gr36" draw:text-style-name="P1" draw:layer="layout" svg:width="0.849cm" svg:height="0.657cm" svg:x="2.089cm" svg:y="26.67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  <text:p/>
          </draw:path>
          <draw:path draw:style-name="gr37" draw:text-style-name="P1" draw:layer="layout" svg:width="1.08cm" svg:height="0.481cm" svg:x="1.854cm" svg:y="26.873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  <text:p/>
          </draw:path>
          <draw:path draw:style-name="gr4" draw:text-style-name="P1" draw:layer="layout" svg:width="1.08cm" svg:height="0.477cm" svg:x="1.86cm" svg:y="26.864cm" svg:viewBox="0 0 1081 478" svg:d="M810 0h-792c-1 0-1 0-2 0-3 0-6 1-8 2-3 1-5 3-6 6-1 2-2 3-2 5 120-1 222-2 342-2 170 0 314 1 484 4 88 158 161 293 243 455-1 2-1 5-1 7 1 0 1 1 2 1s2-1 3-2c4-1 6-4 8-7 0-4-1-7-3-11l-231-441c-4-4-8-7-13-10-8-5-15-7-24-7z">
            <text:p/>
          </draw:path>
          <draw:path draw:style-name="gr1" draw:text-style-name="P1" draw:layer="layout" svg:width="1.08cm" svg:height="0.477cm" svg:x="1.854cm" svg:y="26.873cm" svg:viewBox="0 0 1081 478" svg:d="M810 0h-792c-1 0-1 0-2 0-3 0-6 1-8 2-3 1-5 3-6 6-1 2-2 3-2 5h829c84 161 155 296 240 457-1 2-1 4-1 7 1 0 1 1 2 1s2-1 3-2c4-1 6-4 8-7 0-4-1-7-3-11l-231-441c-4-5-8-9-13-12-6-4-12-5-19-5-2 0-3 0-5 0z">
            <text:p/>
          </draw:path>
          <draw:path draw:style-name="gr5" draw:text-style-name="P1" draw:layer="layout" svg:width="1.085cm" svg:height="0.684cm" svg:x="1.854cm" svg:y="26.67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  <text:p/>
          </draw:path>
          <draw:path draw:style-name="gr1" draw:text-style-name="P1" draw:layer="layout" svg:width="1.08cm" svg:height="0.477cm" svg:x="1.854cm" svg:y="26.873cm" svg:viewBox="0 0 1081 478" svg:d="M810 0h-792c-1 0-1 0-2 0-3 0-6 1-8 2-3 1-5 3-6 6-1 2-2 3-2 5h829c84 161 155 296 240 457-1 2-1 4-1 7 1 0 1 1 2 1s2-1 3-2c4-1 6-4 8-7 0-4-1-7-3-11l-231-441c-4-5-8-9-13-12-6-4-12-5-19-5-2 0-3 0-5 0z">
            <text:p/>
          </draw:path>
        </draw:g>
        <draw:path draw:style-name="gr1" draw:text-style-name="P1" draw:layer="layout" svg:width="1.085cm" svg:height="0.684cm" svg:x="3.059cm" svg:y="21.5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6" draw:text-style-name="P1" draw:layer="layout" svg:width="0.849cm" svg:height="0.657cm" svg:x="3.294cm" svg:y="21.51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<text:p/>
        </draw:path>
        <draw:path draw:style-name="gr7" draw:text-style-name="P1" draw:layer="layout" svg:width="1.08cm" svg:height="0.481cm" svg:x="3.059cm" svg:y="21.713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<text:p/>
        </draw:path>
        <draw:path draw:style-name="gr4" draw:text-style-name="P1" draw:layer="layout" svg:width="1.08cm" svg:height="0.477cm" svg:x="3.065cm" svg:y="21.704cm" svg:viewBox="0 0 1081 478" svg:d="M810 0h-792c-1 0-1 0-2 0-3 0-6 1-8 2-3 1-5 3-6 6-1 2-2 3-2 5 120-1 222-2 342-2 170 0 314 1 484 4 88 158 161 293 243 455-1 2-1 5-1 7 1 0 1 1 2 1s2-1 3-2c4-1 6-4 8-7 0-4-1-7-3-11l-231-441c-4-4-8-7-13-10-8-5-15-7-24-7z">
          <text:p/>
        </draw:path>
        <draw:path draw:style-name="gr1" draw:text-style-name="P1" draw:layer="layout" svg:width="1.08cm" svg:height="0.477cm" svg:x="3.06cm" svg:y="21.713cm" svg:viewBox="0 0 1081 478" svg:d="M810 0h-792c-1 0-1 0-2 0-3 0-6 1-8 2-3 1-5 3-6 6-1 2-2 3-2 5h829c84 161 155 296 240 457-1 2-1 4-1 7 1 0 1 1 2 1s2-1 3-2c4-1 6-4 8-7 0-4-1-7-3-11l-231-441c-4-5-8-9-13-12-6-4-12-5-19-5-2 0-3 0-5 0z">
          <text:p/>
        </draw:path>
        <draw:path draw:style-name="gr5" draw:text-style-name="P1" draw:layer="layout" svg:width="1.085cm" svg:height="0.684cm" svg:x="3.059cm" svg:y="21.51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1" draw:text-style-name="P1" draw:layer="layout" svg:width="0.977cm" svg:height="0.811cm" svg:x="3.141cm" svg:y="19.26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3" draw:text-style-name="P1" draw:layer="layout" svg:width="0.977cm" svg:height="0.782cm" svg:x="3.141cm" svg:y="19.262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3.141cm" svg:y="19.464cm" svg:viewBox="0 0 978 610" draw:points="0,0 0,610 978,610 978,0">
            <text:p/>
          </draw:polygon>
          <draw:polygon draw:style-name="gr9" draw:text-style-name="P1" draw:layer="layout" svg:width="0.977cm" svg:height="0.609cm" svg:x="3.141cm" svg:y="19.464cm" svg:viewBox="0 0 978 610" draw:points="0,0 0,610 978,610 978,0">
            <text:p/>
          </draw:polygon>
        </draw:g>
        <draw:polygon draw:style-name="gr14" draw:text-style-name="P1" draw:layer="layout" svg:width="0.955cm" svg:height="0.585cm" svg:x="3.175cm" svg:y="19.48cm" svg:viewBox="0 0 956 586" draw:points="0,586 956,586 956,0 0,0">
          <text:p/>
        </draw:polygon>
        <draw:path draw:style-name="gr5" draw:text-style-name="P1" draw:layer="layout" svg:width="0.977cm" svg:height="0.811cm" svg:x="3.141cm" svg:y="19.26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" draw:text-style-name="P1" draw:layer="layout" svg:width="0.977cm" svg:height="0.811cm" svg:x="3.141cm" svg:y="20.341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5" draw:text-style-name="P1" draw:layer="layout" svg:width="0.977cm" svg:height="0.782cm" svg:x="3.141cm" svg:y="20.341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3.141cm" svg:y="20.543cm" svg:viewBox="0 0 978 610" draw:points="0,0 0,610 978,610 978,0">
            <text:p/>
          </draw:polygon>
          <draw:polygon draw:style-name="gr9" draw:text-style-name="P1" draw:layer="layout" svg:width="0.977cm" svg:height="0.609cm" svg:x="3.141cm" svg:y="20.543cm" svg:viewBox="0 0 978 610" draw:points="0,0 0,610 978,610 978,0">
            <text:p/>
          </draw:polygon>
        </draw:g>
        <draw:polygon draw:style-name="gr16" draw:text-style-name="P1" draw:layer="layout" svg:width="0.955cm" svg:height="0.585cm" svg:x="3.143cm" svg:y="20.56cm" svg:viewBox="0 0 956 586" draw:points="0,586 956,586 956,0 0,0">
          <text:p/>
        </draw:polygon>
        <draw:path draw:style-name="gr5" draw:text-style-name="P1" draw:layer="layout" svg:width="0.977cm" svg:height="0.811cm" svg:x="3.141cm" svg:y="20.341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g>
          <draw:polygon draw:style-name="gr1" draw:text-style-name="P1" draw:layer="layout" svg:width="1.012cm" svg:height="0.793cm" svg:x="4.376cm" svg:y="22.453cm" svg:viewBox="0 0 1013 794" draw:points="0,794 0,159 126,0 379,0 507,159 886,159 1013,320 1013,794">
            <text:p/>
          </draw:polygon>
          <draw:path draw:style-name="gr19" draw:text-style-name="P1" draw:layer="layout" svg:width="1.012cm" svg:height="0.793cm" svg:x="4.376cm" svg:y="22.453cm" svg:viewBox="0 0 1013 794" svg:d="M0 320h379l128-161M0 794v-635l126-159h253l128 159h379l127 161v474z">
            <text:p/>
          </draw:path>
        </draw:g>
        <draw:frame draw:style-name="gr22" draw:text-style-name="P3" draw:layer="layout" svg:width="5.979cm" svg:height="0.63cm" svg:x="4.181cm" svg:y="19.354cm">
          <draw:text-box>
            <text:p text:style-name="P2"><text:span text:style-name="T3">Manhole_Bahnhofstr</text:span></text:p>
          </draw:text-box>
        </draw:frame>
        <draw:frame draw:style-name="gr23" draw:text-style-name="P3" draw:layer="layout" svg:width="5.084cm" svg:height="0.63cm" svg:x="4.185cm" svg:y="20.5cm">
          <draw:text-box>
            <text:p text:style-name="P2"><text:span text:style-name="T3">CSO_Chriesbach</text:span></text:p>
          </draw:text-box>
        </draw:frame>
        <draw:frame draw:style-name="gr22" draw:text-style-name="P3" draw:layer="layout" svg:width="3.528cm" svg:height="0.63cm" svg:x="4.266cm" svg:y="21.529cm">
          <draw:text-box>
            <text:p text:style-name="P2"><text:span text:style-name="T3">CSO_Eglibach</text:span></text:p>
          </draw:text-box>
        </draw:frame>
        <draw:frame draw:style-name="gr23" draw:text-style-name="P3" draw:layer="layout" svg:width="6.12cm" svg:height="0.63cm" svg:x="5.431cm" svg:y="22.637cm">
          <draw:text-box>
            <text:p text:style-name="P2"><text:span text:style-name="T5">site_metadata.xml</text:span></text:p>
          </draw:text-box>
        </draw:frame>
        <draw:frame draw:style-name="gr33" draw:text-style-name="P4" draw:layer="layout" svg:width="7.7cm" svg:height="0.848cm" svg:x="12.874cm" svg:y="22.466cm">
          <draw:text-box>
            <text:p text:style-name="P2"><text:span text:style-name="T11">Metadata of this site</text:span></text:p>
          </draw:text-box>
        </draw:frame>
        <draw:path draw:style-name="gr1" draw:text-style-name="P1" draw:layer="layout" svg:width="1.085cm" svg:height="0.684cm" svg:x="3.059cm" svg:y="7.104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6" draw:text-style-name="P1" draw:layer="layout" svg:width="0.849cm" svg:height="0.657cm" svg:x="3.294cm" svg:y="7.104cm" svg:viewBox="0 0 850 658" svg:d="M850 135v-1c0-8-2-16-6-23-5-8-10-13-18-18-7-4-14-6-23-6h-1-446c-3-16-8-30-16-45-1-5-3-9-5-14-6-10-13-17-24-23-4-2-7-4-12-5h-233c-5 1-8 3-13 6-9 5-16 12-22 22-2 4-4 7-5 11-7 14-12 26-17 40-4 20-6 36-9 56v68h604l239 455c0 0 0-1 1-1 4-7 6-15 6-23z">
          <text:p/>
        </draw:path>
        <draw:path draw:style-name="gr7" draw:text-style-name="P1" draw:layer="layout" svg:width="1.08cm" svg:height="0.481cm" svg:x="3.059cm" svg:y="7.307cm" svg:viewBox="0 0 1081 482" svg:d="M1081 458c-8 5-15 9-24 14-1 1-2 1-3 2 4-3 6-6 9-11 4-6 5-12 5-20 0-5 0-9-2-13l-214-406c-5-8-10-13-18-17-7-4-14-7-22-7h-793c-1 0-2 0-3 0-3 0-5 0-8 2-3 1-4 3-6 6-1 2-2 5-2 8s1 5 2 8l1 1 204 431c0 1 1 1 1 2 4 7 10 12 17 17 7 4 13 6 21 6h807c2 0 4 1 6 1 5 0 10-2 15-4 2-2 4-3 6-5 1-5 1-9 1-14z">
          <text:p/>
        </draw:path>
        <draw:path draw:style-name="gr4" draw:text-style-name="P1" draw:layer="layout" svg:width="1.08cm" svg:height="0.477cm" svg:x="3.065cm" svg:y="7.298cm" svg:viewBox="0 0 1081 478" svg:d="M810 0h-792c-1 0-1 0-2 0-3 0-6 1-8 2-3 1-5 3-6 6-1 2-2 3-2 5 120-1 222-2 342-2 170 0 314 1 484 4 88 158 161 293 243 455-1 2-1 5-1 7 1 0 1 1 2 1s2-1 3-2c4-1 6-4 8-7 0-4-1-7-3-11l-231-441c-4-4-8-7-13-10-8-5-15-7-24-7z">
          <text:p/>
        </draw:path>
        <draw:path draw:style-name="gr1" draw:text-style-name="P1" draw:layer="layout" svg:width="1.08cm" svg:height="0.477cm" svg:x="3.06cm" svg:y="7.307cm" svg:viewBox="0 0 1081 478" svg:d="M810 0h-792c-1 0-1 0-2 0-3 0-6 1-8 2-3 1-5 3-6 6-1 2-2 3-2 5h829c84 161 155 296 240 457-1 2-1 4-1 7 1 0 1 1 2 1s2-1 3-2c4-1 6-4 8-7 0-4-1-7-3-11l-231-441c-4-5-8-9-13-12-6-4-12-5-19-5-2 0-3 0-5 0z">
          <text:p/>
        </draw:path>
        <draw:path draw:style-name="gr5" draw:text-style-name="P1" draw:layer="layout" svg:width="1.085cm" svg:height="0.684cm" svg:x="3.059cm" svg:y="7.104cm" svg:viewBox="0 0 1086 685" svg:d="M1086 135v-1c0-8-2-16-6-23-5-8-10-13-18-17-7-5-14-7-23-7h-1-446c-4-16-9-30-16-45-1-5-3-9-6-14-6-10-13-17-23-23-4-2-7-4-11-5h-233c-6 1-10 3-14 6-10 5-17 12-23 22-2 4-3 7-5 11-6 14-11 26-16 40-4 20-7 37-10 56v69h-216c-1-1-2-1-3-1-3 0-5 1-8 2-3 2-4 4-6 6-1 3-2 5-2 8s1 6 2 8c0 1 1 1 1 2l204 431c1 0 1 1 1 2 5 7 10 12 17 17 7 4 14 6 21 6h808c1 0 1 0 2 0 6 0 12-1 17-5 4-2 7-4 10-8 1-189 2-348 3-537z">
          <text:p/>
        </draw:path>
        <draw:path draw:style-name="gr1" draw:text-style-name="P1" draw:layer="layout" svg:width="0.977cm" svg:height="0.811cm" svg:x="3.141cm" svg:y="4.856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3" draw:text-style-name="P1" draw:layer="layout" svg:width="0.977cm" svg:height="0.782cm" svg:x="3.141cm" svg:y="4.856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3.141cm" svg:y="5.058cm" svg:viewBox="0 0 978 610" draw:points="0,0 0,610 978,610 978,0">
            <text:p/>
          </draw:polygon>
          <draw:polygon draw:style-name="gr9" draw:text-style-name="P1" draw:layer="layout" svg:width="0.977cm" svg:height="0.609cm" svg:x="3.141cm" svg:y="5.058cm" svg:viewBox="0 0 978 610" draw:points="0,0 0,610 978,610 978,0">
            <text:p/>
          </draw:polygon>
        </draw:g>
        <draw:polygon draw:style-name="gr14" draw:text-style-name="P1" draw:layer="layout" svg:width="0.955cm" svg:height="0.585cm" svg:x="3.143cm" svg:y="5.073cm" svg:viewBox="0 0 956 586" draw:points="0,586 956,586 956,0 0,0">
          <text:p/>
        </draw:polygon>
        <draw:path draw:style-name="gr5" draw:text-style-name="P1" draw:layer="layout" svg:width="0.977cm" svg:height="0.811cm" svg:x="3.141cm" svg:y="4.856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" draw:text-style-name="P1" draw:layer="layout" svg:width="0.977cm" svg:height="0.811cm" svg:x="3.141cm" svg:y="5.935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5" draw:text-style-name="P1" draw:layer="layout" svg:width="0.977cm" svg:height="0.782cm" svg:x="3.141cm" svg:y="5.935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3.141cm" svg:y="6.137cm" svg:viewBox="0 0 978 610" draw:points="0,0 0,610 978,610 978,0">
            <text:p/>
          </draw:polygon>
          <draw:polygon draw:style-name="gr9" draw:text-style-name="P1" draw:layer="layout" svg:width="0.977cm" svg:height="0.609cm" svg:x="3.141cm" svg:y="6.137cm" svg:viewBox="0 0 978 610" draw:points="0,0 0,610 978,610 978,0">
            <text:p/>
          </draw:polygon>
        </draw:g>
        <draw:polygon draw:style-name="gr16" draw:text-style-name="P1" draw:layer="layout" svg:width="0.955cm" svg:height="0.585cm" svg:x="3.143cm" svg:y="6.154cm" svg:viewBox="0 0 956 586" draw:points="0,586 956,586 956,0 0,0">
          <text:p/>
        </draw:polygon>
        <draw:path draw:style-name="gr5" draw:text-style-name="P1" draw:layer="layout" svg:width="0.977cm" svg:height="0.811cm" svg:x="3.141cm" svg:y="5.935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g>
          <draw:polygon draw:style-name="gr1" draw:text-style-name="P1" draw:layer="layout" svg:width="1.012cm" svg:height="0.793cm" svg:x="4.376cm" svg:y="7.847cm" svg:viewBox="0 0 1013 794" draw:points="0,794 0,159 126,0 379,0 507,159 886,159 1013,320 1013,794">
            <text:p/>
          </draw:polygon>
          <draw:path draw:style-name="gr19" draw:text-style-name="P1" draw:layer="layout" svg:width="1.012cm" svg:height="0.793cm" svg:x="4.376cm" svg:y="7.847cm" svg:viewBox="0 0 1013 794" svg:d="M0 320h379l128-161M0 794v-635l126-159h253l128 159h379l127 161v474z">
            <text:p/>
          </draw:path>
        </draw:g>
        <draw:path draw:style-name="gr1" draw:text-style-name="P1" draw:layer="layout" svg:width="0.977cm" svg:height="0.811cm" svg:x="4.413cm" svg:y="23.62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path draw:style-name="gr15" draw:text-style-name="P1" draw:layer="layout" svg:width="0.977cm" svg:height="0.782cm" svg:x="4.413cm" svg:y="23.622cm" svg:viewBox="0 0 978 783" svg:d="M923 100h-513c-5-18-10-34-18-51-2-6-4-11-7-17-7-11-15-20-27-26-4-3-8-4-12-6h-270c-21 13-37 29-49 51-8 13-13 25-16 40-5 23-8 42-11 64v79l938 1v548c5-1 9-3 13-5 9-5 15-12 20-20 5-9 7-17 7-27 0-1 0-1 0-1v-575-1c0-10-2-18-7-27-5-8-11-15-20-20-9-4-17-7-27-7z">
          <text:p/>
        </draw:path>
        <draw:g>
          <draw:polygon draw:style-name="gr1" draw:text-style-name="P1" draw:layer="layout" svg:width="0.977cm" svg:height="0.609cm" svg:x="4.413cm" svg:y="23.824cm" svg:viewBox="0 0 978 610" draw:points="0,0 0,610 978,610 978,0">
            <text:p/>
          </draw:polygon>
          <draw:polygon draw:style-name="gr9" draw:text-style-name="P1" draw:layer="layout" svg:width="0.977cm" svg:height="0.609cm" svg:x="4.413cm" svg:y="23.824cm" svg:viewBox="0 0 978 610" draw:points="0,0 0,610 978,610 978,0">
            <text:p/>
          </draw:polygon>
        </draw:g>
        <draw:polygon draw:style-name="gr16" draw:text-style-name="P1" draw:layer="layout" svg:width="0.955cm" svg:height="0.585cm" svg:x="4.415cm" svg:y="23.841cm" svg:viewBox="0 0 956 586" draw:points="0,586 956,586 956,0 0,0">
          <text:p/>
        </draw:polygon>
        <draw:path draw:style-name="gr5" draw:text-style-name="P1" draw:layer="layout" svg:width="0.977cm" svg:height="0.811cm" svg:x="4.413cm" svg:y="23.622cm" svg:viewBox="0 0 978 812" svg:d="M978 150c-1-8-3-15-7-23-5-8-11-15-20-20s-17-7-27-7h-1-513c-7-18-13-34-20-52-2-6-4-12-7-18-7-10-14-18-25-25-4-2-8-3-12-5h-269c-22 13-37 29-50 52-8 13-13 25-16 39-6 22-9 41-11 64v28 629h978v-80c0-1 0-1 0-2v-1z">
          <text:p/>
        </draw:path>
        <draw:frame draw:style-name="gr23" draw:text-style-name="P3" draw:layer="layout" svg:width="5.084cm" svg:height="0.63cm" svg:x="5.457cm" svg:y="23.781cm">
          <draw:text-box>
            <text:p text:style-name="P2"><text:span text:style-name="T3">pictures</text:span></text:p>
          </draw:text-box>
        </draw:frame>
        <draw:frame draw:style-name="gr33" draw:text-style-name="P4" draw:layer="layout" svg:width="7.7cm" svg:height="1.234cm" svg:x="12.874cm" svg:y="23.429cm">
          <draw:text-box>
            <text:p text:style-name="P2"><text:span text:style-name="T11">May contains pictures that are loaded in the DWH</text:span></text:p>
          </draw:text-box>
        </draw:frame>
        <draw:frame draw:style-name="gr30" draw:text-style-name="P4" draw:layer="layout" svg:width="12.154cm" svg:height="0.639cm" svg:x="12.874cm" svg:y="19.304cm">
          <draw:text-box>
            <text:p text:style-name="P2"><text:span text:style-name="T8">Separate folder for each source type</text:span></text:p>
          </draw:text-box>
        </draw:frame>
        <draw:frame draw:style-name="gr38" draw:text-style-name="P7" draw:layer="layout" svg:width="12.154cm" svg:height="1.234cm" svg:x="12.874cm" svg:y="26.408cm">
          <draw:text-box>
            <text:p text:style-name="P6"><text:span text:style-name="T13">Data files containing data of different sources must are saved here and must then be split.</text:span></text:p>
          </draw:text-box>
        </draw:frame>
        <draw:line draw:style-name="gr39" draw:text-style-name="P8" draw:layer="layout" svg:x1="2.54cm" svg:y1="2.667cm" svg:x2="2.54cm" svg:y2="17.78cm">
          <text:p/>
        </draw:line>
        <draw:line draw:style-name="gr39" draw:text-style-name="P8" draw:layer="layout" svg:x1="2.54cm" svg:y1="19.558cm" svg:x2="2.54cm" svg:y2="26.162cm">
          <text:p/>
        </draw:line>
        <draw:line draw:style-name="gr39" draw:text-style-name="P8" draw:layer="layout" svg:x1="4.726cm" svg:y1="10.668cm" svg:x2="4.726cm" svg:y2="15.113cm">
          <text:p/>
        </draw:line>
        <draw:line draw:style-name="gr39" draw:text-style-name="P8" draw:layer="layout" svg:x1="3.556cm" svg:y1="8.255cm" svg:x2="3.556cm" svg:y2="17.78cm">
          <text:p/>
        </draw:line>
        <draw:line draw:style-name="gr39" draw:text-style-name="P8" draw:layer="layout" svg:x1="3.556cm" svg:y1="22.606cm" svg:x2="3.556cm" svg:y2="24.511cm">
          <text:p/>
        </draw:line>
        <draw:frame draw:style-name="gr38" draw:text-style-name="P7" draw:layer="layout" svg:width="12.154cm" svg:height="1.214cm" svg:x="12.874cm" svg:y="18.044cm">
          <draw:text-box>
            <text:p text:style-name="P6"><text:span text:style-name="T13">Contains all site information</text:span></text:p>
          </draw:text-box>
        </draw:frame>
        <draw:frame draw:style-name="gr38" draw:text-style-name="P7" draw:layer="layout" svg:width="12.154cm" svg:height="1.214cm" svg:x="12.874cm" svg:y="1.326cm">
          <draw:text-box>
            <text:p text:style-name="P6"><text:span text:style-name="T13">Contains all (meta) data of sour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linear" draw:start-color="#d3b348" draw:end-color="#fbd952" draw:start-intensity="100%" draw:end-intensity="100%" draw:angle="2250" draw:border="0%"/>
    <draw:gradient draw:name="Gradient_5f_10" draw:display-name="Gradient_10" draw:style="linear" draw:start-color="#d3b348" draw:end-color="#f0ecc0" draw:start-intensity="100%" draw:end-intensity="100%" draw:angle="2700" draw:border="0%"/>
    <draw:gradient draw:name="Gradient_5f_11" draw:display-name="Gradient_11" draw:style="linear" draw:start-color="#ceaa33" draw:end-color="#fce586" draw:start-intensity="100%" draw:end-intensity="100%" draw:angle="2250" draw:border="0%"/>
    <draw:gradient draw:name="Gradient_5f_12" draw:display-name="Gradient_12" draw:style="linear" draw:start-color="#d3b348" draw:end-color="#f0ecc0" draw:start-intensity="100%" draw:end-intensity="100%" draw:angle="2700" draw:border="0%"/>
    <draw:gradient draw:name="Gradient_5f_13" draw:display-name="Gradient_13" draw:style="linear" draw:start-color="#ceaa33" draw:end-color="#fce586" draw:start-intensity="100%" draw:end-intensity="100%" draw:angle="2250" draw:border="0%"/>
    <draw:gradient draw:name="Gradient_5f_14" draw:display-name="Gradient_14" draw:style="linear" draw:start-color="#d3b348" draw:end-color="#f0ecc0" draw:start-intensity="100%" draw:end-intensity="100%" draw:angle="2700" draw:border="0%"/>
    <draw:gradient draw:name="Gradient_5f_15" draw:display-name="Gradient_15" draw:style="linear" draw:start-color="#d3b348" draw:end-color="#fbd952" draw:start-intensity="100%" draw:end-intensity="100%" draw:angle="2250" draw:border="0%"/>
    <draw:gradient draw:name="Gradient_5f_16" draw:display-name="Gradient_16" draw:style="linear" draw:start-color="#d3b348" draw:end-color="#f0ecc0" draw:start-intensity="100%" draw:end-intensity="100%" draw:angle="2250" draw:border="0%"/>
    <draw:gradient draw:name="Gradient_5f_17" draw:display-name="Gradient_17" draw:style="linear" draw:start-color="#d3b348" draw:end-color="#fbd952" draw:start-intensity="100%" draw:end-intensity="100%" draw:angle="2250" draw:border="0%"/>
    <draw:gradient draw:name="Gradient_5f_18" draw:display-name="Gradient_18" draw:style="linear" draw:start-color="#d3b348" draw:end-color="#f0ecc0" draw:start-intensity="100%" draw:end-intensity="100%" draw:angle="2250" draw:border="0%"/>
    <draw:gradient draw:name="Gradient_5f_19" draw:display-name="Gradient_19" draw:style="linear" draw:start-color="#d3b348" draw:end-color="#fbd952" draw:start-intensity="100%" draw:end-intensity="100%" draw:angle="2250" draw:border="0%"/>
    <draw:gradient draw:name="Gradient_5f_2" draw:display-name="Gradient_2" draw:style="linear" draw:start-color="#d3b348" draw:end-color="#f0ecc0" draw:start-intensity="100%" draw:end-intensity="100%" draw:angle="2250" draw:border="0%"/>
    <draw:gradient draw:name="Gradient_5f_20" draw:display-name="Gradient_20" draw:style="linear" draw:start-color="#d3b348" draw:end-color="#f0ecc0" draw:start-intensity="100%" draw:end-intensity="100%" draw:angle="2250" draw:border="0%"/>
    <draw:gradient draw:name="Gradient_5f_21" draw:display-name="Gradient_21" draw:style="linear" draw:start-color="#ceaa33" draw:end-color="#fce586" draw:start-intensity="100%" draw:end-intensity="100%" draw:angle="2250" draw:border="0%"/>
    <draw:gradient draw:name="Gradient_5f_22" draw:display-name="Gradient_22" draw:style="linear" draw:start-color="#d3b348" draw:end-color="#f0ecc0" draw:start-intensity="100%" draw:end-intensity="100%" draw:angle="2700" draw:border="0%"/>
    <draw:gradient draw:name="Gradient_5f_23" draw:display-name="Gradient_23" draw:style="linear" draw:start-color="#ceaa33" draw:end-color="#fce586" draw:start-intensity="100%" draw:end-intensity="100%" draw:angle="2250" draw:border="0%"/>
    <draw:gradient draw:name="Gradient_5f_24" draw:display-name="Gradient_24" draw:style="linear" draw:start-color="#d3b348" draw:end-color="#f0ecc0" draw:start-intensity="100%" draw:end-intensity="100%" draw:angle="2700" draw:border="0%"/>
    <draw:gradient draw:name="Gradient_5f_3" draw:display-name="Gradient_3" draw:style="linear" draw:start-color="#d3b348" draw:end-color="#fbd952" draw:start-intensity="100%" draw:end-intensity="100%" draw:angle="2250" draw:border="0%"/>
    <draw:gradient draw:name="Gradient_5f_4" draw:display-name="Gradient_4" draw:style="linear" draw:start-color="#d3b348" draw:end-color="#f0ecc0" draw:start-intensity="100%" draw:end-intensity="100%" draw:angle="2250" draw:border="0%"/>
    <draw:gradient draw:name="Gradient_5f_5" draw:display-name="Gradient_5" draw:style="linear" draw:start-color="#d3b348" draw:end-color="#fbd952" draw:start-intensity="100%" draw:end-intensity="100%" draw:angle="2250" draw:border="0%"/>
    <draw:gradient draw:name="Gradient_5f_6" draw:display-name="Gradient_6" draw:style="linear" draw:start-color="#d3b348" draw:end-color="#f0ecc0" draw:start-intensity="100%" draw:end-intensity="100%" draw:angle="2250" draw:border="0%"/>
    <draw:gradient draw:name="Gradient_5f_7" draw:display-name="Gradient_7" draw:style="linear" draw:start-color="#ceaa33" draw:end-color="#fce586" draw:start-intensity="100%" draw:end-intensity="100%" draw:angle="2250" draw:border="0%"/>
    <draw:gradient draw:name="Gradient_5f_8" draw:display-name="Gradient_8" draw:style="linear" draw:start-color="#d3b348" draw:end-color="#f0ecc0" draw:start-intensity="100%" draw:end-intensity="100%" draw:angle="2700" draw:border="0%"/>
    <draw:gradient draw:name="Gradient_5f_9" draw:display-name="Gradient_9" draw:style="linear" draw:start-color="#ceaa33" draw:end-color="#fce586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18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08T09:16:31.622934469</dc:date>
    <meta:generator>LibreOffice/4.2.8.2$Linux_X86_64 LibreOffice_project/420m0$Build-2</meta:generator>
    <meta:editing-duration>PT19M30S</meta:editing-duration>
    <meta:editing-cycles>5</meta:editing-cycles>
    <meta:document-statistic meta:object-count="205"/>
  </office:meta>
</office:document-meta>
</file>